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7a1" officeooo:paragraph-rsid="000597a1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цес<text:span text:style-name="T1">c </text:span><text:s/>работы <text:span text:style-name="T1">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09:44:08.013000000</meta:creation-date>
    <dc:date>2021-12-11T09:46:24.097000000</dc:date>
    <meta:editing-duration>PT2M16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6"/>
    <meta:generator>LibreOffice/7.2.2.2$Windows_X86_64 LibreOffice_project/02b2acce88a210515b4a5bb2e46cbfb63fe97d56</meta:generator>
  </office:meta>
</office:document-meta>
</file>